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98in"/>
    </style:style>
    <style:style style:name="co2" style:family="table-column">
      <style:table-column-properties fo:break-before="auto" style:column-width="0.3138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heart_lp_wpt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6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1.1895" calcext:value-type="float">
            <text:p>1.1895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office:value-type="string" calcext:value-type="string">
            <text:p>speed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total time</text:p>
          </table:table-cell>
        </table:table-row>
        <table:table-row table:style-name="ro1">
          <table:table-cell table:formula="of:=ABS((SQRT(SUMXMY2([.C2:.D2];[.C1:.D1]))/[.$H$2]))*[.$I$2]+[.A1]" office:value-type="float" office:value="0.289860474284215" calcext:value-type="float">
            <text:p>0.289860474284215</text:p>
          </table:table-cell>
          <table:table-cell office:value-type="float" office:value="1.5" calcext:value-type="float">
            <text:p>1.5</text:p>
          </table:table-cell>
          <table:table-cell office:value-type="float" office:value="1.17483333333333" calcext:value-type="float">
            <text:p>1.17483333333333</text:p>
          </table:table-cell>
          <table:table-cell office:value-type="float" office:value="0.71375" calcext:value-type="float">
            <text:p>0.71375</text:p>
          </table:table-cell>
          <table:table-cell table:number-columns-repeated="3"/>
          <table:table-cell table:style-name="ce1" office:value-type="float" office:value="0.1" calcext:value-type="float">
            <text:p>0.1</text:p>
          </table:table-cell>
          <table:table-cell office:value-type="float" office:value="1.4418" calcext:value-type="float">
            <text:p>1.4418</text:p>
          </table:table-cell>
          <table:table-cell table:formula="of:=[.A101]" office:value-type="float" office:value="44.0338310946154" calcext:value-type="float">
            <text:p>44.0338310946154</text:p>
          </table:table-cell>
        </table:table-row>
        <table:table-row table:style-name="ro1">
          <table:table-cell table:formula="of:=ABS((SQRT(SUMXMY2([.C3:.D3];[.C2:.D2]))/[.$H$2]))*[.$I$2]+[.A2]" office:value-type="float" office:value="0.579720948568328" calcext:value-type="float">
            <text:p>0.579720948568328</text:p>
          </table:table-cell>
          <table:table-cell office:value-type="float" office:value="1.5" calcext:value-type="float">
            <text:p>1.5</text:p>
          </table:table-cell>
          <table:table-cell office:value-type="float" office:value="1.16016666666667" calcext:value-type="float">
            <text:p>1.16016666666667</text:p>
          </table:table-cell>
          <table:table-cell office:value-type="float" office:value="0.7275" calcext:value-type="float">
            <text:p>0.7275</text:p>
          </table:table-cell>
          <table:table-cell table:number-columns-repeated="6"/>
        </table:table-row>
        <table:table-row table:style-name="ro1">
          <table:table-cell table:formula="of:=ABS((SQRT(SUMXMY2([.C4:.D4];[.C3:.D3]))/[.$H$2]))*[.$I$2]+[.A3]" office:value-type="float" office:value="0.869581422852542" calcext:value-type="float">
            <text:p>0.869581422852542</text:p>
          </table:table-cell>
          <table:table-cell office:value-type="float" office:value="1.5" calcext:value-type="float">
            <text:p>1.5</text:p>
          </table:table-cell>
          <table:table-cell office:value-type="float" office:value="1.1455" calcext:value-type="float">
            <text:p>1.1455</text:p>
          </table:table-cell>
          <table:table-cell office:value-type="float" office:value="0.74125" calcext:value-type="float">
            <text:p>0.74125</text:p>
          </table:table-cell>
          <table:table-cell table:number-columns-repeated="6"/>
        </table:table-row>
        <table:table-row table:style-name="ro1">
          <table:table-cell table:formula="of:=ABS((SQRT(SUMXMY2([.C5:.D5];[.C4:.D4]))/[.$H$2]))*[.$I$2]+[.A4]" office:value-type="float" office:value="1.15944189713676" calcext:value-type="float">
            <text:p>1.15944189713676</text:p>
          </table:table-cell>
          <table:table-cell office:value-type="float" office:value="1.5" calcext:value-type="float">
            <text:p>1.5</text:p>
          </table:table-cell>
          <table:table-cell office:value-type="float" office:value="1.13083333333333" calcext:value-type="float">
            <text:p>1.13083333333333</text:p>
          </table:table-cell>
          <table:table-cell office:value-type="float" office:value="0.755" calcext:value-type="float">
            <text:p>0.755</text:p>
          </table:table-cell>
          <table:table-cell table:number-columns-repeated="6"/>
        </table:table-row>
        <table:table-row table:style-name="ro1">
          <table:table-cell table:formula="of:=ABS((SQRT(SUMXMY2([.C6:.D6];[.C5:.D5]))/[.$H$2]))*[.$I$2]+[.A5]" office:value-type="float" office:value="1.44930237142087" calcext:value-type="float">
            <text:p>1.44930237142087</text:p>
          </table:table-cell>
          <table:table-cell office:value-type="float" office:value="1.5" calcext:value-type="float">
            <text:p>1.5</text:p>
          </table:table-cell>
          <table:table-cell office:value-type="float" office:value="1.11616666666667" calcext:value-type="float">
            <text:p>1.11616666666667</text:p>
          </table:table-cell>
          <table:table-cell office:value-type="float" office:value="0.76875" calcext:value-type="float">
            <text:p>0.76875</text:p>
          </table:table-cell>
          <table:table-cell table:number-columns-repeated="6"/>
        </table:table-row>
        <table:table-row table:style-name="ro1">
          <table:table-cell table:formula="of:=ABS((SQRT(SUMXMY2([.C7:.D7];[.C6:.D6]))/[.$H$2]))*[.$I$2]+[.A6]" office:value-type="float" office:value="2.01127565995697" calcext:value-type="float">
            <text:p>2.01127565995697</text:p>
          </table:table-cell>
          <table:table-cell office:value-type="float" office:value="1.5" calcext:value-type="float">
            <text:p>1.5</text:p>
          </table:table-cell>
          <table:table-cell office:value-type="float" office:value="1.08683333333333" calcext:value-type="float">
            <text:p>1.08683333333333</text:p>
          </table:table-cell>
          <table:table-cell office:value-type="float" office:value="0.794416666666667" calcext:value-type="float">
            <text:p>0.794416666666667</text:p>
          </table:table-cell>
          <table:table-cell table:number-columns-repeated="6"/>
        </table:table-row>
        <table:table-row table:style-name="ro1">
          <table:table-cell table:formula="of:=ABS((SQRT(SUMXMY2([.C8:.D8];[.C7:.D7]))/[.$H$2]))*[.$I$2]+[.A7]" office:value-type="float" office:value="2.30113613424108" calcext:value-type="float">
            <text:p>2.30113613424108</text:p>
          </table:table-cell>
          <table:table-cell office:value-type="float" office:value="1.5" calcext:value-type="float">
            <text:p>1.5</text:p>
          </table:table-cell>
          <table:table-cell office:value-type="float" office:value="1.07216666666667" calcext:value-type="float">
            <text:p>1.07216666666667</text:p>
          </table:table-cell>
          <table:table-cell office:value-type="float" office:value="0.808166666666667" calcext:value-type="float">
            <text:p>0.808166666666667</text:p>
          </table:table-cell>
          <table:table-cell table:number-columns-repeated="6"/>
        </table:table-row>
        <table:table-row table:style-name="ro1">
          <table:table-cell table:formula="of:=ABS((SQRT(SUMXMY2([.C9:.D9];[.C8:.D8]))/[.$H$2]))*[.$I$2]+[.A8]" office:value-type="float" office:value="2.86310942277718" calcext:value-type="float">
            <text:p>2.86310942277718</text:p>
          </table:table-cell>
          <table:table-cell office:value-type="float" office:value="1.5" calcext:value-type="float">
            <text:p>1.5</text:p>
          </table:table-cell>
          <table:table-cell office:value-type="float" office:value="1.04283333333333" calcext:value-type="float">
            <text:p>1.04283333333333</text:p>
          </table:table-cell>
          <table:table-cell office:value-type="float" office:value="0.833833333333333" calcext:value-type="float">
            <text:p>0.833833333333333</text:p>
          </table:table-cell>
          <table:table-cell table:number-columns-repeated="6"/>
        </table:table-row>
        <table:table-row table:style-name="ro1">
          <table:table-cell table:formula="of:=ABS((SQRT(SUMXMY2([.C10:.D10];[.C9:.D9]))/[.$H$2]))*[.$I$2]+[.A9]" office:value-type="float" office:value="3.42508271131318" calcext:value-type="float">
            <text:p>3.42508271131318</text:p>
          </table:table-cell>
          <table:table-cell office:value-type="float" office:value="1.5" calcext:value-type="float">
            <text:p>1.5</text:p>
          </table:table-cell>
          <table:table-cell office:value-type="float" office:value="1.0135" calcext:value-type="float">
            <text:p>1.0135</text:p>
          </table:table-cell>
          <table:table-cell office:value-type="float" office:value="0.8595" calcext:value-type="float">
            <text:p>0.8595</text:p>
          </table:table-cell>
          <table:table-cell table:number-columns-repeated="6"/>
        </table:table-row>
        <table:table-row table:style-name="ro1">
          <table:table-cell table:formula="of:=ABS((SQRT(SUMXMY2([.C11:.D11];[.C10:.D10]))/[.$H$2]))*[.$I$2]+[.A10]" office:value-type="float" office:value="3.9870559998492" calcext:value-type="float">
            <text:p>3.9870559998492</text:p>
          </table:table-cell>
          <table:table-cell office:value-type="float" office:value="1.5" calcext:value-type="float">
            <text:p>1.5</text:p>
          </table:table-cell>
          <table:table-cell office:value-type="float" office:value="0.984166666666667" calcext:value-type="float">
            <text:p>0.984166666666667</text:p>
          </table:table-cell>
          <table:table-cell office:value-type="float" office:value="0.885166666666667" calcext:value-type="float">
            <text:p>0.885166666666667</text:p>
          </table:table-cell>
          <table:table-cell table:number-columns-repeated="6"/>
        </table:table-row>
        <table:table-row table:style-name="ro1">
          <table:table-cell table:formula="of:=ABS((SQRT(SUMXMY2([.C12:.D12];[.C11:.D11]))/[.$H$2]))*[.$I$2]+[.A11]" office:value-type="float" office:value="4.54041556112402" calcext:value-type="float">
            <text:p>4.54041556112402</text:p>
          </table:table-cell>
          <table:table-cell office:value-type="float" office:value="1.5" calcext:value-type="float">
            <text:p>1.5</text:p>
          </table:table-cell>
          <table:table-cell office:value-type="float" office:value="0.954833333333333" calcext:value-type="float">
            <text:p>0.954833333333333</text:p>
          </table:table-cell>
          <table:table-cell office:value-type="float" office:value="0.909916666666667" calcext:value-type="float">
            <text:p>0.909916666666667</text:p>
          </table:table-cell>
          <table:table-cell table:number-columns-repeated="6"/>
        </table:table-row>
        <table:table-row table:style-name="ro1">
          <table:table-cell table:formula="of:=ABS((SQRT(SUMXMY2([.C13:.D13];[.C12:.D12]))/[.$H$2]))*[.$I$2]+[.A12]" office:value-type="float" office:value="5.10238884966004" calcext:value-type="float">
            <text:p>5.10238884966004</text:p>
          </table:table-cell>
          <table:table-cell office:value-type="float" office:value="1.5" calcext:value-type="float">
            <text:p>1.5</text:p>
          </table:table-cell>
          <table:table-cell office:value-type="float" office:value="0.9255" calcext:value-type="float">
            <text:p>0.9255</text:p>
          </table:table-cell>
          <table:table-cell office:value-type="float" office:value="0.935583333333333" calcext:value-type="float">
            <text:p>0.935583333333333</text:p>
          </table:table-cell>
          <table:table-cell table:number-columns-repeated="6"/>
        </table:table-row>
        <table:table-row table:style-name="ro1">
          <table:table-cell table:formula="of:=ABS((SQRT(SUMXMY2([.C14:.D14];[.C13:.D13]))/[.$H$2]))*[.$I$2]+[.A13]" office:value-type="float" office:value="5.67315193689173" calcext:value-type="float">
            <text:p>5.67315193689173</text:p>
          </table:table-cell>
          <table:table-cell office:value-type="float" office:value="1.5" calcext:value-type="float">
            <text:p>1.5</text:p>
          </table:table-cell>
          <table:table-cell office:value-type="float" office:value="0.896166666666667" calcext:value-type="float">
            <text:p>0.896166666666667</text:p>
          </table:table-cell>
          <table:table-cell office:value-type="float" office:value="0.962166666666667" calcext:value-type="float">
            <text:p>0.962166666666667</text:p>
          </table:table-cell>
          <table:table-cell table:number-columns-repeated="6"/>
        </table:table-row>
        <table:table-row table:style-name="ro1">
          <table:table-cell table:formula="of:=ABS((SQRT(SUMXMY2([.C15:.D15];[.C14:.D14]))/[.$H$2]))*[.$I$2]+[.A14]" office:value-type="float" office:value="6.24391502412343" calcext:value-type="float">
            <text:p>6.24391502412343</text:p>
          </table:table-cell>
          <table:table-cell office:value-type="float" office:value="1.5" calcext:value-type="float">
            <text:p>1.5</text:p>
          </table:table-cell>
          <table:table-cell office:value-type="float" office:value="0.866833333333333" calcext:value-type="float">
            <text:p>0.866833333333333</text:p>
          </table:table-cell>
          <table:table-cell office:value-type="float" office:value="0.98875" calcext:value-type="float">
            <text:p>0.98875</text:p>
          </table:table-cell>
          <table:table-cell table:number-columns-repeated="6"/>
        </table:table-row>
        <table:table-row table:style-name="ro1">
          <table:table-cell table:formula="of:=ABS((SQRT(SUMXMY2([.C16:.D16];[.C15:.D15]))/[.$H$2]))*[.$I$2]+[.A15]" office:value-type="float" office:value="6.5337754984076" calcext:value-type="float">
            <text:p>6.5337754984076</text:p>
          </table:table-cell>
          <table:table-cell office:value-type="float" office:value="1.5" calcext:value-type="float">
            <text:p>1.5</text:p>
          </table:table-cell>
          <table:table-cell office:value-type="float" office:value="0.852166666666667" calcext:value-type="float">
            <text:p>0.852166666666667</text:p>
          </table:table-cell>
          <table:table-cell office:value-type="float" office:value="1.0025" calcext:value-type="float">
            <text:p>1.0025</text:p>
          </table:table-cell>
          <table:table-cell table:number-columns-repeated="6"/>
        </table:table-row>
        <table:table-row table:style-name="ro1">
          <table:table-cell table:formula="of:=ABS((SQRT(SUMXMY2([.C17:.D17];[.C16:.D16]))/[.$H$2]))*[.$I$2]+[.A16]" office:value-type="float" office:value="6.8328307551613" calcext:value-type="float">
            <text:p>6.8328307551613</text:p>
          </table:table-cell>
          <table:table-cell office:value-type="float" office:value="1.5" calcext:value-type="float">
            <text:p>1.5</text:p>
          </table:table-cell>
          <table:table-cell office:value-type="float" office:value="0.8375" calcext:value-type="float">
            <text:p>0.8375</text:p>
          </table:table-cell>
          <table:table-cell office:value-type="float" office:value="1.01716666666667" calcext:value-type="float">
            <text:p>1.01716666666667</text:p>
          </table:table-cell>
          <table:table-cell table:number-columns-repeated="6"/>
        </table:table-row>
        <table:table-row table:style-name="ro1">
          <table:table-cell table:formula="of:=ABS((SQRT(SUMXMY2([.C18:.D18];[.C17:.D17]))/[.$H$2]))*[.$I$2]+[.A17]" office:value-type="float" office:value="7.1318860119149" calcext:value-type="float">
            <text:p>7.1318860119149</text:p>
          </table:table-cell>
          <table:table-cell office:value-type="float" office:value="1.5" calcext:value-type="float">
            <text:p>1.5</text:p>
          </table:table-cell>
          <table:table-cell office:value-type="float" office:value="0.822833333333333" calcext:value-type="float">
            <text:p>0.822833333333333</text:p>
          </table:table-cell>
          <table:table-cell office:value-type="float" office:value="1.03183333333333" calcext:value-type="float">
            <text:p>1.03183333333333</text:p>
          </table:table-cell>
          <table:table-cell table:number-columns-repeated="6"/>
        </table:table-row>
        <table:table-row table:style-name="ro1">
          <table:table-cell table:formula="of:=ABS((SQRT(SUMXMY2([.C19:.D19];[.C18:.D18]))/[.$H$2]))*[.$I$2]+[.A18]" office:value-type="float" office:value="7.42174648619912" calcext:value-type="float">
            <text:p>7.42174648619912</text:p>
          </table:table-cell>
          <table:table-cell office:value-type="float" office:value="1.5" calcext:value-type="float">
            <text:p>1.5</text:p>
          </table:table-cell>
          <table:table-cell office:value-type="float" office:value="0.809083333333333" calcext:value-type="float">
            <text:p>0.809083333333333</text:p>
          </table:table-cell>
          <table:table-cell office:value-type="float" office:value="1.0465" calcext:value-type="float">
            <text:p>1.0465</text:p>
          </table:table-cell>
          <table:table-cell table:number-columns-repeated="6"/>
        </table:table-row>
        <table:table-row table:style-name="ro1">
          <table:table-cell table:formula="of:=ABS((SQRT(SUMXMY2([.C20:.D20];[.C19:.D19]))/[.$H$2]))*[.$I$2]+[.A19]" office:value-type="float" office:value="7.97510604747389" calcext:value-type="float">
            <text:p>7.97510604747389</text:p>
          </table:table-cell>
          <table:table-cell office:value-type="float" office:value="1.5" calcext:value-type="float">
            <text:p>1.5</text:p>
          </table:table-cell>
          <table:table-cell office:value-type="float" office:value="0.784333333333333" calcext:value-type="float">
            <text:p>0.784333333333333</text:p>
          </table:table-cell>
          <table:table-cell office:value-type="float" office:value="1.07583333333333" calcext:value-type="float">
            <text:p>1.07583333333333</text:p>
          </table:table-cell>
          <table:table-cell table:number-columns-repeated="6"/>
        </table:table-row>
        <table:table-row table:style-name="ro1">
          <table:table-cell table:formula="of:=ABS((SQRT(SUMXMY2([.C21:.D21];[.C20:.D20]))/[.$H$2]))*[.$I$2]+[.A20]" office:value-type="float" office:value="8.49594347854459" calcext:value-type="float">
            <text:p>8.49594347854459</text:p>
          </table:table-cell>
          <table:table-cell office:value-type="float" office:value="1.5" calcext:value-type="float">
            <text:p>1.5</text:p>
          </table:table-cell>
          <table:table-cell office:value-type="float" office:value="0.76325" calcext:value-type="float">
            <text:p>0.76325</text:p>
          </table:table-cell>
          <table:table-cell office:value-type="float" office:value="1.10516666666667" calcext:value-type="float">
            <text:p>1.10516666666667</text:p>
          </table:table-cell>
          <table:table-cell table:number-columns-repeated="6"/>
        </table:table-row>
        <table:table-row table:style-name="ro1">
          <table:table-cell table:formula="of:=ABS((SQRT(SUMXMY2([.C22:.D22];[.C21:.D21]))/[.$H$2]))*[.$I$2]+[.A21]" office:value-type="float" office:value="8.99468032507185" calcext:value-type="float">
            <text:p>8.99468032507185</text:p>
          </table:table-cell>
          <table:table-cell office:value-type="float" office:value="1.5" calcext:value-type="float">
            <text:p>1.5</text:p>
          </table:table-cell>
          <table:table-cell office:value-type="float" office:value="0.744916666666667" calcext:value-type="float">
            <text:p>0.744916666666667</text:p>
          </table:table-cell>
          <table:table-cell office:value-type="float" office:value="1.1345" calcext:value-type="float">
            <text:p>1.1345</text:p>
          </table:table-cell>
          <table:table-cell table:number-columns-repeated="6"/>
        </table:table-row>
        <table:table-row table:style-name="ro1">
          <table:table-cell table:formula="of:=ABS((SQRT(SUMXMY2([.C23:.D23];[.C22:.D22]))/[.$H$2]))*[.$I$2]+[.A22]" office:value-type="float" office:value="9.46176721681707" calcext:value-type="float">
            <text:p>9.46176721681707</text:p>
          </table:table-cell>
          <table:table-cell office:value-type="float" office:value="1.5" calcext:value-type="float">
            <text:p>1.5</text:p>
          </table:table-cell>
          <table:table-cell office:value-type="float" office:value="0.731166666666667" calcext:value-type="float">
            <text:p>0.731166666666667</text:p>
          </table:table-cell>
          <table:table-cell office:value-type="float" office:value="1.16383333333333" calcext:value-type="float">
            <text:p>1.16383333333333</text:p>
          </table:table-cell>
          <table:table-cell table:number-columns-repeated="6"/>
        </table:table-row>
        <table:table-row table:style-name="ro1">
          <table:table-cell table:formula="of:=ABS((SQRT(SUMXMY2([.C24:.D24];[.C23:.D23]))/[.$H$2]))*[.$I$2]+[.A23]" office:value-type="float" office:value="9.91345451881712" calcext:value-type="float">
            <text:p>9.91345451881712</text:p>
          </table:table-cell>
          <table:table-cell office:value-type="float" office:value="1.5" calcext:value-type="float">
            <text:p>1.5</text:p>
          </table:table-cell>
          <table:table-cell office:value-type="float" office:value="0.720166666666667" calcext:value-type="float">
            <text:p>0.720166666666667</text:p>
          </table:table-cell>
          <table:table-cell office:value-type="float" office:value="1.19316666666667" calcext:value-type="float">
            <text:p>1.19316666666667</text:p>
          </table:table-cell>
          <table:table-cell table:number-columns-repeated="6"/>
        </table:table-row>
        <table:table-row table:style-name="ro1">
          <table:table-cell table:formula="of:=ABS((SQRT(SUMXMY2([.C25:.D25];[.C24:.D24]))/[.$H$2]))*[.$I$2]+[.A24]" office:value-type="float" office:value="10.3527913358905" calcext:value-type="float">
            <text:p>10.3527913358905</text:p>
          </table:table-cell>
          <table:table-cell office:value-type="float" office:value="1.5" calcext:value-type="float">
            <text:p>1.5</text:p>
          </table:table-cell>
          <table:table-cell office:value-type="float" office:value="0.711916666666667" calcext:value-type="float">
            <text:p>0.711916666666667</text:p>
          </table:table-cell>
          <table:table-cell office:value-type="float" office:value="1.2225" calcext:value-type="float">
            <text:p>1.2225</text:p>
          </table:table-cell>
          <table:table-cell table:number-columns-repeated="6"/>
        </table:table-row>
        <table:table-row table:style-name="ro1">
          <table:table-cell table:formula="of:=ABS((SQRT(SUMXMY2([.C26:.D26];[.C25:.D25]))/[.$H$2]))*[.$I$2]+[.A25]" office:value-type="float" office:value="10.7830894007072" calcext:value-type="float">
            <text:p>10.7830894007072</text:p>
          </table:table-cell>
          <table:table-cell office:value-type="float" office:value="1.5" calcext:value-type="float">
            <text:p>1.5</text:p>
          </table:table-cell>
          <table:table-cell office:value-type="float" office:value="0.706416666666667" calcext:value-type="float">
            <text:p>0.706416666666667</text:p>
          </table:table-cell>
          <table:table-cell office:value-type="float" office:value="1.25183333333333" calcext:value-type="float">
            <text:p>1.25183333333333</text:p>
          </table:table-cell>
          <table:table-cell table:number-columns-repeated="6"/>
        </table:table-row>
        <table:table-row table:style-name="ro1">
          <table:table-cell table:formula="of:=ABS((SQRT(SUMXMY2([.C27:.D27];[.C26:.D26]))/[.$H$2]))*[.$I$2]+[.A26]" office:value-type="float" office:value="11.2093087188288" calcext:value-type="float">
            <text:p>11.2093087188288</text:p>
          </table:table-cell>
          <table:table-cell office:value-type="float" office:value="1.5" calcext:value-type="float">
            <text:p>1.5</text:p>
          </table:table-cell>
          <table:table-cell office:value-type="float" office:value="0.70275" calcext:value-type="float">
            <text:p>0.70275</text:p>
          </table:table-cell>
          <table:table-cell office:value-type="float" office:value="1.28116666666667" calcext:value-type="float">
            <text:p>1.28116666666667</text:p>
          </table:table-cell>
          <table:table-cell table:number-columns-repeated="6"/>
        </table:table-row>
        <table:table-row table:style-name="ro1">
          <table:table-cell table:formula="of:=ABS((SQRT(SUMXMY2([.C28:.D28];[.C27:.D27]))/[.$H$2]))*[.$I$2]+[.A27]" office:value-type="float" office:value="11.6340912232169" calcext:value-type="float">
            <text:p>11.6340912232169</text:p>
          </table:table-cell>
          <table:table-cell office:value-type="float" office:value="1.5" calcext:value-type="float">
            <text:p>1.5</text:p>
          </table:table-cell>
          <table:table-cell office:value-type="float" office:value="0.7" calcext:value-type="float">
            <text:p>0.7</text:p>
          </table:table-cell>
          <table:table-cell office:value-type="float" office:value="1.3105" calcext:value-type="float">
            <text:p>1.3105</text:p>
          </table:table-cell>
          <table:table-cell table:number-columns-repeated="6"/>
        </table:table-row>
        <table:table-row table:style-name="ro1">
          <table:table-cell table:formula="of:=ABS((SQRT(SUMXMY2([.C29:.D29];[.C28:.D28]))/[.$H$2]))*[.$I$2]+[.A28]" office:value-type="float" office:value="12.0570192232169" calcext:value-type="float">
            <text:p>12.0570192232169</text:p>
          </table:table-cell>
          <table:table-cell office:value-type="float" office:value="1.5" calcext:value-type="float">
            <text:p>1.5</text:p>
          </table:table-cell>
          <table:table-cell office:value-type="float" office:value="0.7" calcext:value-type="float">
            <text:p>0.7</text:p>
          </table:table-cell>
          <table:table-cell office:value-type="float" office:value="1.33983333333333" calcext:value-type="float">
            <text:p>1.33983333333333</text:p>
          </table:table-cell>
          <table:table-cell table:number-columns-repeated="6"/>
        </table:table-row>
        <table:table-row table:style-name="ro1">
          <table:table-cell table:formula="of:=ABS((SQRT(SUMXMY2([.C30:.D30];[.C29:.D29]))/[.$H$2]))*[.$I$2]+[.A29]" office:value-type="float" office:value="12.4801536806371" calcext:value-type="float">
            <text:p>12.4801536806371</text:p>
          </table:table-cell>
          <table:table-cell office:value-type="float" office:value="1.5" calcext:value-type="float">
            <text:p>1.5</text:p>
          </table:table-cell>
          <table:table-cell office:value-type="float" office:value="0.700916666666667" calcext:value-type="float">
            <text:p>0.700916666666667</text:p>
          </table:table-cell>
          <table:table-cell office:value-type="float" office:value="1.36916666666667" calcext:value-type="float">
            <text:p>1.36916666666667</text:p>
          </table:table-cell>
          <table:table-cell table:number-columns-repeated="6"/>
        </table:table-row>
        <table:table-row table:style-name="ro1">
          <table:table-cell table:formula="of:=ABS((SQRT(SUMXMY2([.C31:.D31];[.C30:.D30]))/[.$H$2]))*[.$I$2]+[.A30]" office:value-type="float" office:value="12.9082132442381" calcext:value-type="float">
            <text:p>12.9082132442381</text:p>
          </table:table-cell>
          <table:table-cell office:value-type="float" office:value="1.5" calcext:value-type="float">
            <text:p>1.5</text:p>
          </table:table-cell>
          <table:table-cell office:value-type="float" office:value="0.7055" calcext:value-type="float">
            <text:p>0.7055</text:p>
          </table:table-cell>
          <table:table-cell office:value-type="float" office:value="1.3985" calcext:value-type="float">
            <text:p>1.3985</text:p>
          </table:table-cell>
          <table:table-cell table:number-columns-repeated="6"/>
        </table:table-row>
        <table:table-row table:style-name="ro1">
          <table:table-cell table:formula="of:=ABS((SQRT(SUMXMY2([.C32:.D32];[.C31:.D31]))/[.$H$2]))*[.$I$2]+[.A31]" office:value-type="float" office:value="13.3475500613115" calcext:value-type="float">
            <text:p>13.3475500613115</text:p>
          </table:table-cell>
          <table:table-cell office:value-type="float" office:value="1.5" calcext:value-type="float">
            <text:p>1.5</text:p>
          </table:table-cell>
          <table:table-cell office:value-type="float" office:value="0.71375" calcext:value-type="float">
            <text:p>0.71375</text:p>
          </table:table-cell>
          <table:table-cell office:value-type="float" office:value="1.42783333333333" calcext:value-type="float">
            <text:p>1.42783333333333</text:p>
          </table:table-cell>
          <table:table-cell table:number-columns-repeated="6"/>
        </table:table-row>
        <table:table-row table:style-name="ro1">
          <table:table-cell table:formula="of:=ABS((SQRT(SUMXMY2([.C33:.D33];[.C32:.D32]))/[.$H$2]))*[.$I$2]+[.A32]" office:value-type="float" office:value="13.804045751975" calcext:value-type="float">
            <text:p>13.804045751975</text:p>
          </table:table-cell>
          <table:table-cell office:value-type="float" office:value="1.5" calcext:value-type="float">
            <text:p>1.5</text:p>
          </table:table-cell>
          <table:table-cell office:value-type="float" office:value="0.725666666666667" calcext:value-type="float">
            <text:p>0.725666666666667</text:p>
          </table:table-cell>
          <table:table-cell office:value-type="float" office:value="1.45716666666667" calcext:value-type="float">
            <text:p>1.45716666666667</text:p>
          </table:table-cell>
          <table:table-cell table:number-columns-repeated="6"/>
        </table:table-row>
        <table:table-row table:style-name="ro1">
          <table:table-cell table:formula="of:=ABS((SQRT(SUMXMY2([.C34:.D34];[.C33:.D33]))/[.$H$2]))*[.$I$2]+[.A33]" office:value-type="float" office:value="14.2892911288648" calcext:value-type="float">
            <text:p>14.2892911288648</text:p>
          </table:table-cell>
          <table:table-cell office:value-type="float" office:value="1.5" calcext:value-type="float">
            <text:p>1.5</text:p>
          </table:table-cell>
          <table:table-cell office:value-type="float" office:value="0.742166666666667" calcext:value-type="float">
            <text:p>0.742166666666667</text:p>
          </table:table-cell>
          <table:table-cell office:value-type="float" office:value="1.4865" calcext:value-type="float">
            <text:p>1.4865</text:p>
          </table:table-cell>
          <table:table-cell table:number-columns-repeated="6"/>
        </table:table-row>
        <table:table-row table:style-name="ro1">
          <table:table-cell table:formula="of:=ABS((SQRT(SUMXMY2([.C35:.D35];[.C34:.D34]))/[.$H$2]))*[.$I$2]+[.A34]" office:value-type="float" office:value="14.8259851882135" calcext:value-type="float">
            <text:p>14.8259851882135</text:p>
          </table:table-cell>
          <table:table-cell office:value-type="float" office:value="1.5" calcext:value-type="float">
            <text:p>1.5</text:p>
          </table:table-cell>
          <table:table-cell office:value-type="float" office:value="0.765083333333333" calcext:value-type="float">
            <text:p>0.765083333333333</text:p>
          </table:table-cell>
          <table:table-cell office:value-type="float" office:value="1.51583333333333" calcext:value-type="float">
            <text:p>1.51583333333333</text:p>
          </table:table-cell>
          <table:table-cell table:number-columns-repeated="6"/>
        </table:table-row>
        <table:table-row table:style-name="ro1">
          <table:table-cell table:formula="of:=ABS((SQRT(SUMXMY2([.C36:.D36];[.C35:.D35]))/[.$H$2]))*[.$I$2]+[.A35]" office:value-type="float" office:value="15.1158456624977" calcext:value-type="float">
            <text:p>15.1158456624977</text:p>
          </table:table-cell>
          <table:table-cell office:value-type="float" office:value="1.5" calcext:value-type="float">
            <text:p>1.5</text:p>
          </table:table-cell>
          <table:table-cell office:value-type="float" office:value="0.77975" calcext:value-type="float">
            <text:p>0.77975</text:p>
          </table:table-cell>
          <table:table-cell office:value-type="float" office:value="1.52958333333333" calcext:value-type="float">
            <text:p>1.52958333333333</text:p>
          </table:table-cell>
          <table:table-cell table:number-columns-repeated="6"/>
        </table:table-row>
        <table:table-row table:style-name="ro1">
          <table:table-cell table:formula="of:=ABS((SQRT(SUMXMY2([.C37:.D37];[.C36:.D36]))/[.$H$2]))*[.$I$2]+[.A36]" office:value-type="float" office:value="15.6607759175075" calcext:value-type="float">
            <text:p>15.6607759175075</text:p>
          </table:table-cell>
          <table:table-cell office:value-type="float" office:value="1.5" calcext:value-type="float">
            <text:p>1.5</text:p>
          </table:table-cell>
          <table:table-cell office:value-type="float" office:value="0.809083333333333" calcext:value-type="float">
            <text:p>0.809083333333333</text:p>
          </table:table-cell>
          <table:table-cell office:value-type="float" office:value="1.55341666666667" calcext:value-type="float">
            <text:p>1.55341666666667</text:p>
          </table:table-cell>
          <table:table-cell table:number-columns-repeated="6"/>
        </table:table-row>
        <table:table-row table:style-name="ro1">
          <table:table-cell table:formula="of:=ABS((SQRT(SUMXMY2([.C38:.D38];[.C37:.D37]))/[.$H$2]))*[.$I$2]+[.A37]" office:value-type="float" office:value="16.1460212943974" calcext:value-type="float">
            <text:p>16.1460212943974</text:p>
          </table:table-cell>
          <table:table-cell office:value-type="float" office:value="1.5" calcext:value-type="float">
            <text:p>1.5</text:p>
          </table:table-cell>
          <table:table-cell office:value-type="float" office:value="0.838416666666667" calcext:value-type="float">
            <text:p>0.838416666666667</text:p>
          </table:table-cell>
          <table:table-cell office:value-type="float" office:value="1.56991666666667" calcext:value-type="float">
            <text:p>1.56991666666667</text:p>
          </table:table-cell>
          <table:table-cell table:number-columns-repeated="6"/>
        </table:table-row>
        <table:table-row table:style-name="ro1">
          <table:table-cell table:formula="of:=ABS((SQRT(SUMXMY2([.C39:.D39];[.C38:.D38]))/[.$H$2]))*[.$I$2]+[.A38]" office:value-type="float" office:value="16.6025169850608" calcext:value-type="float">
            <text:p>16.6025169850608</text:p>
          </table:table-cell>
          <table:table-cell office:value-type="float" office:value="1.5" calcext:value-type="float">
            <text:p>1.5</text:p>
          </table:table-cell>
          <table:table-cell office:value-type="float" office:value="0.86775" calcext:value-type="float">
            <text:p>0.86775</text:p>
          </table:table-cell>
          <table:table-cell office:value-type="float" office:value="1.58183333333333" calcext:value-type="float">
            <text:p>1.58183333333333</text:p>
          </table:table-cell>
          <table:table-cell table:number-columns-repeated="6"/>
        </table:table-row>
        <table:table-row table:style-name="ro1">
          <table:table-cell table:formula="of:=ABS((SQRT(SUMXMY2([.C40:.D40];[.C39:.D39]))/[.$H$2]))*[.$I$2]+[.A39]" office:value-type="float" office:value="17.0418538021342" calcext:value-type="float">
            <text:p>17.0418538021342</text:p>
          </table:table-cell>
          <table:table-cell office:value-type="float" office:value="1.5" calcext:value-type="float">
            <text:p>1.5</text:p>
          </table:table-cell>
          <table:table-cell office:value-type="float" office:value="0.897083333333333" calcext:value-type="float">
            <text:p>0.897083333333333</text:p>
          </table:table-cell>
          <table:table-cell office:value-type="float" office:value="1.59008333333333" calcext:value-type="float">
            <text:p>1.59008333333333</text:p>
          </table:table-cell>
          <table:table-cell table:number-columns-repeated="6"/>
        </table:table-row>
        <table:table-row table:style-name="ro1">
          <table:table-cell table:formula="of:=ABS((SQRT(SUMXMY2([.C41:.D41];[.C40:.D40]))/[.$H$2]))*[.$I$2]+[.A40]" office:value-type="float" office:value="17.4699133657352" calcext:value-type="float">
            <text:p>17.4699133657352</text:p>
          </table:table-cell>
          <table:table-cell office:value-type="float" office:value="1.5" calcext:value-type="float">
            <text:p>1.5</text:p>
          </table:table-cell>
          <table:table-cell office:value-type="float" office:value="0.926416666666667" calcext:value-type="float">
            <text:p>0.926416666666667</text:p>
          </table:table-cell>
          <table:table-cell office:value-type="float" office:value="1.59466666666667" calcext:value-type="float">
            <text:p>1.59466666666667</text:p>
          </table:table-cell>
          <table:table-cell table:number-columns-repeated="6"/>
        </table:table-row>
        <table:table-row table:style-name="ro1">
          <table:table-cell table:formula="of:=ABS((SQRT(SUMXMY2([.C42:.D42];[.C41:.D41]))/[.$H$2]))*[.$I$2]+[.A41]" office:value-type="float" office:value="17.8930478231554" calcext:value-type="float">
            <text:p>17.8930478231554</text:p>
          </table:table-cell>
          <table:table-cell office:value-type="float" office:value="1.5" calcext:value-type="float">
            <text:p>1.5</text:p>
          </table:table-cell>
          <table:table-cell office:value-type="float" office:value="0.95575" calcext:value-type="float">
            <text:p>0.95575</text:p>
          </table:table-cell>
          <table:table-cell office:value-type="float" office:value="1.59558333333333" calcext:value-type="float">
            <text:p>1.59558333333333</text:p>
          </table:table-cell>
          <table:table-cell table:number-columns-repeated="6"/>
        </table:table-row>
        <table:table-row table:style-name="ro1">
          <table:table-cell table:formula="of:=ABS((SQRT(SUMXMY2([.C43:.D43];[.C42:.D42]))/[.$H$2]))*[.$I$2]+[.A42]" office:value-type="float" office:value="18.3168010493059" calcext:value-type="float">
            <text:p>18.3168010493059</text:p>
          </table:table-cell>
          <table:table-cell office:value-type="float" office:value="1.5" calcext:value-type="float">
            <text:p>1.5</text:p>
          </table:table-cell>
          <table:table-cell office:value-type="float" office:value="0.985083333333333" calcext:value-type="float">
            <text:p>0.985083333333333</text:p>
          </table:table-cell>
          <table:table-cell office:value-type="float" office:value="1.59375" calcext:value-type="float">
            <text:p>1.59375</text:p>
          </table:table-cell>
          <table:table-cell table:number-columns-repeated="6"/>
        </table:table-row>
        <table:table-row table:style-name="ro1">
          <table:table-cell table:formula="of:=ABS((SQRT(SUMXMY2([.C44:.D44];[.C43:.D43]))/[.$H$2]))*[.$I$2]+[.A43]" office:value-type="float" office:value="18.7470991141227" calcext:value-type="float">
            <text:p>18.7470991141227</text:p>
          </table:table-cell>
          <table:table-cell office:value-type="float" office:value="1.5" calcext:value-type="float">
            <text:p>1.5</text:p>
          </table:table-cell>
          <table:table-cell office:value-type="float" office:value="1.01441666666667" calcext:value-type="float">
            <text:p>1.01441666666667</text:p>
          </table:table-cell>
          <table:table-cell office:value-type="float" office:value="1.58825" calcext:value-type="float">
            <text:p>1.58825</text:p>
          </table:table-cell>
          <table:table-cell table:number-columns-repeated="6"/>
        </table:table-row>
        <table:table-row table:style-name="ro1">
          <table:table-cell table:formula="of:=ABS((SQRT(SUMXMY2([.C45:.D45];[.C44:.D44]))/[.$H$2]))*[.$I$2]+[.A44]" office:value-type="float" office:value="19.1901969367408" calcext:value-type="float">
            <text:p>19.1901969367408</text:p>
          </table:table-cell>
          <table:table-cell office:value-type="float" office:value="1.5" calcext:value-type="float">
            <text:p>1.5</text:p>
          </table:table-cell>
          <table:table-cell office:value-type="float" office:value="1.04375" calcext:value-type="float">
            <text:p>1.04375</text:p>
          </table:table-cell>
          <table:table-cell office:value-type="float" office:value="1.57908333333333" calcext:value-type="float">
            <text:p>1.57908333333333</text:p>
          </table:table-cell>
          <table:table-cell table:number-columns-repeated="6"/>
        </table:table-row>
        <table:table-row table:style-name="ro1">
          <table:table-cell table:formula="of:=ABS((SQRT(SUMXMY2([.C46:.D46];[.C45:.D45]))/[.$H$2]))*[.$I$2]+[.A45]" office:value-type="float" office:value="19.6572838284861" calcext:value-type="float">
            <text:p>19.6572838284861</text:p>
          </table:table-cell>
          <table:table-cell office:value-type="float" office:value="1.5" calcext:value-type="float">
            <text:p>1.5</text:p>
          </table:table-cell>
          <table:table-cell office:value-type="float" office:value="1.07308333333333" calcext:value-type="float">
            <text:p>1.07308333333333</text:p>
          </table:table-cell>
          <table:table-cell office:value-type="float" office:value="1.56533333333333" calcext:value-type="float">
            <text:p>1.56533333333333</text:p>
          </table:table-cell>
          <table:table-cell table:number-columns-repeated="6"/>
        </table:table-row>
        <table:table-row table:style-name="ro1">
          <table:table-cell table:formula="of:=ABS((SQRT(SUMXMY2([.C47:.D47];[.C46:.D46]))/[.$H$2]))*[.$I$2]+[.A46]" office:value-type="float" office:value="20.1491436490308" calcext:value-type="float">
            <text:p>20.1491436490308</text:p>
          </table:table-cell>
          <table:table-cell office:value-type="float" office:value="1.5" calcext:value-type="float">
            <text:p>1.5</text:p>
          </table:table-cell>
          <table:table-cell office:value-type="float" office:value="1.10241666666667" calcext:value-type="float">
            <text:p>1.10241666666667</text:p>
          </table:table-cell>
          <table:table-cell office:value-type="float" office:value="1.54791666666667" calcext:value-type="float">
            <text:p>1.54791666666667</text:p>
          </table:table-cell>
          <table:table-cell table:number-columns-repeated="6"/>
        </table:table-row>
        <table:table-row table:style-name="ro1">
          <table:table-cell table:formula="of:=ABS((SQRT(SUMXMY2([.C48:.D48];[.C47:.D47]))/[.$H$2]))*[.$I$2]+[.A47]" office:value-type="float" office:value="20.6940739040406" calcext:value-type="float">
            <text:p>20.6940739040406</text:p>
          </table:table-cell>
          <table:table-cell office:value-type="float" office:value="1.5" calcext:value-type="float">
            <text:p>1.5</text:p>
          </table:table-cell>
          <table:table-cell office:value-type="float" office:value="1.13175" calcext:value-type="float">
            <text:p>1.13175</text:p>
          </table:table-cell>
          <table:table-cell office:value-type="float" office:value="1.52408333333333" calcext:value-type="float">
            <text:p>1.52408333333333</text:p>
          </table:table-cell>
          <table:table-cell table:number-columns-repeated="6"/>
        </table:table-row>
        <table:table-row table:style-name="ro1">
          <table:table-cell table:formula="of:=ABS((SQRT(SUMXMY2([.C49:.D49];[.C48:.D48]))/[.$H$2]))*[.$I$2]+[.A48]" office:value-type="float" office:value="20.9931291607942" calcext:value-type="float">
            <text:p>20.9931291607942</text:p>
          </table:table-cell>
          <table:table-cell office:value-type="float" office:value="1.5" calcext:value-type="float">
            <text:p>1.5</text:p>
          </table:table-cell>
          <table:table-cell office:value-type="float" office:value="1.14641666666667" calcext:value-type="float">
            <text:p>1.14641666666667</text:p>
          </table:table-cell>
          <table:table-cell office:value-type="float" office:value="1.50941666666667" calcext:value-type="float">
            <text:p>1.50941666666667</text:p>
          </table:table-cell>
          <table:table-cell table:number-columns-repeated="6"/>
        </table:table-row>
        <table:table-row table:style-name="ro1">
          <table:table-cell table:formula="of:=ABS((SQRT(SUMXMY2([.C50:.D50];[.C49:.D49]))/[.$H$2]))*[.$I$2]+[.A49]" office:value-type="float" office:value="21.5464887220691" calcext:value-type="float">
            <text:p>21.5464887220691</text:p>
          </table:table-cell>
          <table:table-cell office:value-type="float" office:value="1.5" calcext:value-type="float">
            <text:p>1.5</text:p>
          </table:table-cell>
          <table:table-cell office:value-type="float" office:value="1.17116666666667" calcext:value-type="float">
            <text:p>1.17116666666667</text:p>
          </table:table-cell>
          <table:table-cell office:value-type="float" office:value="1.48008333333333" calcext:value-type="float">
            <text:p>1.48008333333333</text:p>
          </table:table-cell>
          <table:table-cell table:number-columns-repeated="6"/>
        </table:table-row>
        <table:table-row table:style-name="ro1">
          <table:table-cell table:formula="of:=ABS((SQRT(SUMXMY2([.C51:.D51];[.C50:.D50]))/[.$H$2]))*[.$I$2]+[.A50]" office:value-type="float" office:value="22.0275765838273" calcext:value-type="float">
            <text:p>22.0275765838273</text:p>
          </table:table-cell>
          <table:table-cell office:value-type="float" office:value="1.5" calcext:value-type="float">
            <text:p>1.5</text:p>
          </table:table-cell>
          <table:table-cell office:value-type="float" office:value="1.19133333333333" calcext:value-type="float">
            <text:p>1.19133333333333</text:p>
          </table:table-cell>
          <table:table-cell office:value-type="float" office:value="1.4535" calcext:value-type="float">
            <text:p>1.4535</text:p>
          </table:table-cell>
          <table:table-cell table:number-columns-repeated="6"/>
        </table:table-row>
        <table:table-row table:style-name="ro1">
          <table:table-cell table:formula="of:=ABS((SQRT(SUMXMY2([.C52:.D52];[.C51:.D51]))/[.$H$2]))*[.$I$2]+[.A51]" office:value-type="float" office:value="22.5334423296989" calcext:value-type="float">
            <text:p>22.5334423296989</text:p>
          </table:table-cell>
          <table:table-cell office:value-type="float" office:value="1.5" calcext:value-type="float">
            <text:p>1.5</text:p>
          </table:table-cell>
          <table:table-cell office:value-type="float" office:value="1.21058333333333" calcext:value-type="float">
            <text:p>1.21058333333333</text:p>
          </table:table-cell>
          <table:table-cell office:value-type="float" office:value="1.48283333333333" calcext:value-type="float">
            <text:p>1.48283333333333</text:p>
          </table:table-cell>
          <table:table-cell table:number-columns-repeated="6"/>
        </table:table-row>
        <table:table-row table:style-name="ro1">
          <table:table-cell table:formula="of:=ABS((SQRT(SUMXMY2([.C53:.D53];[.C52:.D52]))/[.$H$2]))*[.$I$2]+[.A52]" office:value-type="float" office:value="23.0954156182351" calcext:value-type="float">
            <text:p>23.0954156182351</text:p>
          </table:table-cell>
          <table:table-cell office:value-type="float" office:value="1.5" calcext:value-type="float">
            <text:p>1.5</text:p>
          </table:table-cell>
          <table:table-cell office:value-type="float" office:value="1.23625" calcext:value-type="float">
            <text:p>1.23625</text:p>
          </table:table-cell>
          <table:table-cell office:value-type="float" office:value="1.51216666666667" calcext:value-type="float">
            <text:p>1.51216666666667</text:p>
          </table:table-cell>
          <table:table-cell table:number-columns-repeated="6"/>
        </table:table-row>
        <table:table-row table:style-name="ro1">
          <table:table-cell table:formula="of:=ABS((SQRT(SUMXMY2([.C54:.D54];[.C53:.D53]))/[.$H$2]))*[.$I$2]+[.A53]" office:value-type="float" office:value="23.3852760925193" calcext:value-type="float">
            <text:p>23.3852760925193</text:p>
          </table:table-cell>
          <table:table-cell office:value-type="float" office:value="1.5" calcext:value-type="float">
            <text:p>1.5</text:p>
          </table:table-cell>
          <table:table-cell office:value-type="float" office:value="1.25091666666667" calcext:value-type="float">
            <text:p>1.25091666666667</text:p>
          </table:table-cell>
          <table:table-cell office:value-type="float" office:value="1.52591666666667" calcext:value-type="float">
            <text:p>1.52591666666667</text:p>
          </table:table-cell>
          <table:table-cell table:number-columns-repeated="6"/>
        </table:table-row>
        <table:table-row table:style-name="ro1">
          <table:table-cell table:formula="of:=ABS((SQRT(SUMXMY2([.C55:.D55];[.C54:.D54]))/[.$H$2]))*[.$I$2]+[.A54]" office:value-type="float" office:value="23.930206347529" calcext:value-type="float">
            <text:p>23.930206347529</text:p>
          </table:table-cell>
          <table:table-cell office:value-type="float" office:value="1.5" calcext:value-type="float">
            <text:p>1.5</text:p>
          </table:table-cell>
          <table:table-cell office:value-type="float" office:value="1.28025" calcext:value-type="float">
            <text:p>1.28025</text:p>
          </table:table-cell>
          <table:table-cell office:value-type="float" office:value="1.54975" calcext:value-type="float">
            <text:p>1.54975</text:p>
          </table:table-cell>
          <table:table-cell table:number-columns-repeated="6"/>
        </table:table-row>
        <table:table-row table:style-name="ro1">
          <table:table-cell table:formula="of:=ABS((SQRT(SUMXMY2([.C56:.D56];[.C55:.D55]))/[.$H$2]))*[.$I$2]+[.A55]" office:value-type="float" office:value="24.4220661680736" calcext:value-type="float">
            <text:p>24.4220661680736</text:p>
          </table:table-cell>
          <table:table-cell office:value-type="float" office:value="1.5" calcext:value-type="float">
            <text:p>1.5</text:p>
          </table:table-cell>
          <table:table-cell office:value-type="float" office:value="1.30958333333333" calcext:value-type="float">
            <text:p>1.30958333333333</text:p>
          </table:table-cell>
          <table:table-cell office:value-type="float" office:value="1.56716666666667" calcext:value-type="float">
            <text:p>1.56716666666667</text:p>
          </table:table-cell>
          <table:table-cell table:number-columns-repeated="6"/>
        </table:table-row>
        <table:table-row table:style-name="ro1">
          <table:table-cell table:formula="of:=ABS((SQRT(SUMXMY2([.C57:.D57];[.C56:.D56]))/[.$H$2]))*[.$I$2]+[.A56]" office:value-type="float" office:value="24.8836986670867" calcext:value-type="float">
            <text:p>24.8836986670867</text:p>
          </table:table-cell>
          <table:table-cell office:value-type="float" office:value="1.5" calcext:value-type="float">
            <text:p>1.5</text:p>
          </table:table-cell>
          <table:table-cell office:value-type="float" office:value="1.33891666666667" calcext:value-type="float">
            <text:p>1.33891666666667</text:p>
          </table:table-cell>
          <table:table-cell office:value-type="float" office:value="1.58" calcext:value-type="float">
            <text:p>1.58</text:p>
          </table:table-cell>
          <table:table-cell table:number-columns-repeated="6"/>
        </table:table-row>
        <table:table-row table:style-name="ro1">
          <table:table-cell table:formula="of:=ABS((SQRT(SUMXMY2([.C58:.D58];[.C57:.D57]))/[.$H$2]))*[.$I$2]+[.A57]" office:value-type="float" office:value="25.3267964897049" calcext:value-type="float">
            <text:p>25.3267964897049</text:p>
          </table:table-cell>
          <table:table-cell office:value-type="float" office:value="1.5" calcext:value-type="float">
            <text:p>1.5</text:p>
          </table:table-cell>
          <table:table-cell office:value-type="float" office:value="1.36825" calcext:value-type="float">
            <text:p>1.36825</text:p>
          </table:table-cell>
          <table:table-cell office:value-type="float" office:value="1.58916666666667" calcext:value-type="float">
            <text:p>1.58916666666667</text:p>
          </table:table-cell>
          <table:table-cell table:number-columns-repeated="6"/>
        </table:table-row>
        <table:table-row table:style-name="ro1">
          <table:table-cell table:formula="of:=ABS((SQRT(SUMXMY2([.C59:.D59];[.C58:.D58]))/[.$H$2]))*[.$I$2]+[.A58]" office:value-type="float" office:value="25.7548560533058" calcext:value-type="float">
            <text:p>25.7548560533058</text:p>
          </table:table-cell>
          <table:table-cell office:value-type="float" office:value="1.5" calcext:value-type="float">
            <text:p>1.5</text:p>
          </table:table-cell>
          <table:table-cell office:value-type="float" office:value="1.39758333333333" calcext:value-type="float">
            <text:p>1.39758333333333</text:p>
          </table:table-cell>
          <table:table-cell office:value-type="float" office:value="1.59375" calcext:value-type="float">
            <text:p>1.59375</text:p>
          </table:table-cell>
          <table:table-cell table:number-columns-repeated="6"/>
        </table:table-row>
        <table:table-row table:style-name="ro1">
          <table:table-cell table:formula="of:=ABS((SQRT(SUMXMY2([.C60:.D60];[.C59:.D59]))/[.$H$2]))*[.$I$2]+[.A59]" office:value-type="float" office:value="26.1786092794565" calcext:value-type="float">
            <text:p>26.1786092794565</text:p>
          </table:table-cell>
          <table:table-cell office:value-type="float" office:value="1.5" calcext:value-type="float">
            <text:p>1.5</text:p>
          </table:table-cell>
          <table:table-cell office:value-type="float" office:value="1.42691666666667" calcext:value-type="float">
            <text:p>1.42691666666667</text:p>
          </table:table-cell>
          <table:table-cell office:value-type="float" office:value="1.59558333333333" calcext:value-type="float">
            <text:p>1.59558333333333</text:p>
          </table:table-cell>
          <table:table-cell table:number-columns-repeated="6"/>
        </table:table-row>
        <table:table-row table:style-name="ro1">
          <table:table-cell table:formula="of:=ABS((SQRT(SUMXMY2([.C61:.D61];[.C60:.D60]))/[.$H$2]))*[.$I$2]+[.A60]" office:value-type="float" office:value="26.6017437368766" calcext:value-type="float">
            <text:p>26.6017437368766</text:p>
          </table:table-cell>
          <table:table-cell office:value-type="float" office:value="1.5" calcext:value-type="float">
            <text:p>1.5</text:p>
          </table:table-cell>
          <table:table-cell office:value-type="float" office:value="1.45625" calcext:value-type="float">
            <text:p>1.45625</text:p>
          </table:table-cell>
          <table:table-cell office:value-type="float" office:value="1.59466666666667" calcext:value-type="float">
            <text:p>1.59466666666667</text:p>
          </table:table-cell>
          <table:table-cell table:number-columns-repeated="6"/>
        </table:table-row>
        <table:table-row table:style-name="ro1">
          <table:table-cell table:formula="of:=ABS((SQRT(SUMXMY2([.C62:.D62];[.C61:.D61]))/[.$H$2]))*[.$I$2]+[.A61]" office:value-type="float" office:value="27.0320418016932" calcext:value-type="float">
            <text:p>27.0320418016932</text:p>
          </table:table-cell>
          <table:table-cell office:value-type="float" office:value="1.5" calcext:value-type="float">
            <text:p>1.5</text:p>
          </table:table-cell>
          <table:table-cell office:value-type="float" office:value="1.48558333333333" calcext:value-type="float">
            <text:p>1.48558333333333</text:p>
          </table:table-cell>
          <table:table-cell office:value-type="float" office:value="1.58916666666667" calcext:value-type="float">
            <text:p>1.58916666666667</text:p>
          </table:table-cell>
          <table:table-cell table:number-columns-repeated="6"/>
        </table:table-row>
        <table:table-row table:style-name="ro1">
          <table:table-cell table:formula="of:=ABS((SQRT(SUMXMY2([.C63:.D63];[.C62:.D62]))/[.$H$2]))*[.$I$2]+[.A62]" office:value-type="float" office:value="27.4713786187668" calcext:value-type="float">
            <text:p>27.4713786187668</text:p>
          </table:table-cell>
          <table:table-cell office:value-type="float" office:value="1.5" calcext:value-type="float">
            <text:p>1.5</text:p>
          </table:table-cell>
          <table:table-cell office:value-type="float" office:value="1.51491666666667" calcext:value-type="float">
            <text:p>1.51491666666667</text:p>
          </table:table-cell>
          <table:table-cell office:value-type="float" office:value="1.58091666666667" calcext:value-type="float">
            <text:p>1.58091666666667</text:p>
          </table:table-cell>
          <table:table-cell table:number-columns-repeated="6"/>
        </table:table-row>
        <table:table-row table:style-name="ro1">
          <table:table-cell table:formula="of:=ABS((SQRT(SUMXMY2([.C64:.D64];[.C63:.D63]))/[.$H$2]))*[.$I$2]+[.A63]" office:value-type="float" office:value="27.9278743094302" calcext:value-type="float">
            <text:p>27.9278743094302</text:p>
          </table:table-cell>
          <table:table-cell office:value-type="float" office:value="1.5" calcext:value-type="float">
            <text:p>1.5</text:p>
          </table:table-cell>
          <table:table-cell office:value-type="float" office:value="1.54425" calcext:value-type="float">
            <text:p>1.54425</text:p>
          </table:table-cell>
          <table:table-cell office:value-type="float" office:value="1.569" calcext:value-type="float">
            <text:p>1.569</text:p>
          </table:table-cell>
          <table:table-cell table:number-columns-repeated="6"/>
        </table:table-row>
        <table:table-row table:style-name="ro1">
          <table:table-cell table:formula="of:=ABS((SQRT(SUMXMY2([.C65:.D65];[.C64:.D64]))/[.$H$2]))*[.$I$2]+[.A64]" office:value-type="float" office:value="28.4197341299748" calcext:value-type="float">
            <text:p>28.4197341299748</text:p>
          </table:table-cell>
          <table:table-cell office:value-type="float" office:value="1.5" calcext:value-type="float">
            <text:p>1.5</text:p>
          </table:table-cell>
          <table:table-cell office:value-type="float" office:value="1.57358333333333" calcext:value-type="float">
            <text:p>1.57358333333333</text:p>
          </table:table-cell>
          <table:table-cell office:value-type="float" office:value="1.55158333333333" calcext:value-type="float">
            <text:p>1.55158333333333</text:p>
          </table:table-cell>
          <table:table-cell table:number-columns-repeated="6"/>
        </table:table-row>
        <table:table-row table:style-name="ro1">
          <table:table-cell table:formula="of:=ABS((SQRT(SUMXMY2([.C66:.D66];[.C65:.D65]))/[.$H$2]))*[.$I$2]+[.A65]" office:value-type="float" office:value="28.9646643849846" calcext:value-type="float">
            <text:p>28.9646643849846</text:p>
          </table:table-cell>
          <table:table-cell office:value-type="float" office:value="1.5" calcext:value-type="float">
            <text:p>1.5</text:p>
          </table:table-cell>
          <table:table-cell office:value-type="float" office:value="1.60291666666667" calcext:value-type="float">
            <text:p>1.60291666666667</text:p>
          </table:table-cell>
          <table:table-cell office:value-type="float" office:value="1.52775" calcext:value-type="float">
            <text:p>1.52775</text:p>
          </table:table-cell>
          <table:table-cell table:number-columns-repeated="6"/>
        </table:table-row>
        <table:table-row table:style-name="ro1">
          <table:table-cell table:formula="of:=ABS((SQRT(SUMXMY2([.C67:.D67];[.C66:.D66]))/[.$H$2]))*[.$I$2]+[.A66]" office:value-type="float" office:value="29.2545248592688" calcext:value-type="float">
            <text:p>29.2545248592688</text:p>
          </table:table-cell>
          <table:table-cell office:value-type="float" office:value="1.5" calcext:value-type="float">
            <text:p>1.5</text:p>
          </table:table-cell>
          <table:table-cell office:value-type="float" office:value="1.61666666666667" calcext:value-type="float">
            <text:p>1.61666666666667</text:p>
          </table:table-cell>
          <table:table-cell office:value-type="float" office:value="1.51308333333333" calcext:value-type="float">
            <text:p>1.51308333333333</text:p>
          </table:table-cell>
          <table:table-cell table:number-columns-repeated="6"/>
        </table:table-row>
        <table:table-row table:style-name="ro1">
          <table:table-cell table:formula="of:=ABS((SQRT(SUMXMY2([.C68:.D68];[.C67:.D67]))/[.$H$2]))*[.$I$2]+[.A67]" office:value-type="float" office:value="29.7912189186175" calcext:value-type="float">
            <text:p>29.7912189186175</text:p>
          </table:table-cell>
          <table:table-cell office:value-type="float" office:value="1.5" calcext:value-type="float">
            <text:p>1.5</text:p>
          </table:table-cell>
          <table:table-cell office:value-type="float" office:value="1.63958333333333" calcext:value-type="float">
            <text:p>1.63958333333333</text:p>
          </table:table-cell>
          <table:table-cell office:value-type="float" office:value="1.48375" calcext:value-type="float">
            <text:p>1.48375</text:p>
          </table:table-cell>
          <table:table-cell table:number-columns-repeated="6"/>
        </table:table-row>
        <table:table-row table:style-name="ro1">
          <table:table-cell table:formula="of:=ABS((SQRT(SUMXMY2([.C69:.D69];[.C68:.D68]))/[.$H$2]))*[.$I$2]+[.A68]" office:value-type="float" office:value="30.2764642955073" calcext:value-type="float">
            <text:p>30.2764642955073</text:p>
          </table:table-cell>
          <table:table-cell office:value-type="float" office:value="1.5" calcext:value-type="float">
            <text:p>1.5</text:p>
          </table:table-cell>
          <table:table-cell office:value-type="float" office:value="1.65608333333333" calcext:value-type="float">
            <text:p>1.65608333333333</text:p>
          </table:table-cell>
          <table:table-cell office:value-type="float" office:value="1.45441666666667" calcext:value-type="float">
            <text:p>1.45441666666667</text:p>
          </table:table-cell>
          <table:table-cell table:number-columns-repeated="6"/>
        </table:table-row>
        <table:table-row table:style-name="ro1">
          <table:table-cell table:formula="of:=ABS((SQRT(SUMXMY2([.C70:.D70];[.C69:.D69]))/[.$H$2]))*[.$I$2]+[.A69]" office:value-type="float" office:value="30.7281515975074" calcext:value-type="float">
            <text:p>30.7281515975074</text:p>
          </table:table-cell>
          <table:table-cell office:value-type="float" office:value="1.5" calcext:value-type="float">
            <text:p>1.5</text:p>
          </table:table-cell>
          <table:table-cell office:value-type="float" office:value="1.66708333333333" calcext:value-type="float">
            <text:p>1.66708333333333</text:p>
          </table:table-cell>
          <table:table-cell office:value-type="float" office:value="1.42508333333333" calcext:value-type="float">
            <text:p>1.42508333333333</text:p>
          </table:table-cell>
          <table:table-cell table:number-columns-repeated="6"/>
        </table:table-row>
        <table:table-row table:style-name="ro1">
          <table:table-cell table:formula="of:=ABS((SQRT(SUMXMY2([.C71:.D71];[.C70:.D70]))/[.$H$2]))*[.$I$2]+[.A70]" office:value-type="float" office:value="31.1674884145808" calcext:value-type="float">
            <text:p>31.1674884145808</text:p>
          </table:table-cell>
          <table:table-cell office:value-type="float" office:value="1.5" calcext:value-type="float">
            <text:p>1.5</text:p>
          </table:table-cell>
          <table:table-cell office:value-type="float" office:value="1.67533333333333" calcext:value-type="float">
            <text:p>1.67533333333333</text:p>
          </table:table-cell>
          <table:table-cell office:value-type="float" office:value="1.39575" calcext:value-type="float">
            <text:p>1.39575</text:p>
          </table:table-cell>
          <table:table-cell table:number-columns-repeated="6"/>
        </table:table-row>
        <table:table-row table:style-name="ro1">
          <table:table-cell table:formula="of:=ABS((SQRT(SUMXMY2([.C72:.D72];[.C71:.D71]))/[.$H$2]))*[.$I$2]+[.A71]" office:value-type="float" office:value="31.5937077327023" calcext:value-type="float">
            <text:p>31.5937077327023</text:p>
          </table:table-cell>
          <table:table-cell office:value-type="float" office:value="1.5" calcext:value-type="float">
            <text:p>1.5</text:p>
          </table:table-cell>
          <table:table-cell office:value-type="float" office:value="1.679" calcext:value-type="float">
            <text:p>1.679</text:p>
          </table:table-cell>
          <table:table-cell office:value-type="float" office:value="1.36641666666667" calcext:value-type="float">
            <text:p>1.36641666666667</text:p>
          </table:table-cell>
          <table:table-cell table:number-columns-repeated="6"/>
        </table:table-row>
        <table:table-row table:style-name="ro1">
          <table:table-cell table:formula="of:=ABS((SQRT(SUMXMY2([.C73:.D73];[.C72:.D72]))/[.$H$2]))*[.$I$2]+[.A72]" office:value-type="float" office:value="32.0168421901226" calcext:value-type="float">
            <text:p>32.0168421901226</text:p>
          </table:table-cell>
          <table:table-cell office:value-type="float" office:value="1.5" calcext:value-type="float">
            <text:p>1.5</text:p>
          </table:table-cell>
          <table:table-cell office:value-type="float" office:value="1.67991666666667" calcext:value-type="float">
            <text:p>1.67991666666667</text:p>
          </table:table-cell>
          <table:table-cell office:value-type="float" office:value="1.33708333333333" calcext:value-type="float">
            <text:p>1.33708333333333</text:p>
          </table:table-cell>
          <table:table-cell table:number-columns-repeated="6"/>
        </table:table-row>
        <table:table-row table:style-name="ro1">
          <table:table-cell table:formula="of:=ABS((SQRT(SUMXMY2([.C74:.D74];[.C73:.D73]))/[.$H$2]))*[.$I$2]+[.A73]" office:value-type="float" office:value="32.4399766475427" calcext:value-type="float">
            <text:p>32.4399766475427</text:p>
          </table:table-cell>
          <table:table-cell office:value-type="float" office:value="1.5" calcext:value-type="float">
            <text:p>1.5</text:p>
          </table:table-cell>
          <table:table-cell office:value-type="float" office:value="1.679" calcext:value-type="float">
            <text:p>1.679</text:p>
          </table:table-cell>
          <table:table-cell office:value-type="float" office:value="1.30775" calcext:value-type="float">
            <text:p>1.30775</text:p>
          </table:table-cell>
          <table:table-cell table:number-columns-repeated="6"/>
        </table:table-row>
        <table:table-row table:style-name="ro1">
          <table:table-cell table:formula="of:=ABS((SQRT(SUMXMY2([.C75:.D75];[.C74:.D74]))/[.$H$2]))*[.$I$2]+[.A74]" office:value-type="float" office:value="32.8637298736932" calcext:value-type="float">
            <text:p>32.8637298736932</text:p>
          </table:table-cell>
          <table:table-cell office:value-type="float" office:value="1.5" calcext:value-type="float">
            <text:p>1.5</text:p>
          </table:table-cell>
          <table:table-cell office:value-type="float" office:value="1.67716666666667" calcext:value-type="float">
            <text:p>1.67716666666667</text:p>
          </table:table-cell>
          <table:table-cell office:value-type="float" office:value="1.27841666666667" calcext:value-type="float">
            <text:p>1.27841666666667</text:p>
          </table:table-cell>
          <table:table-cell table:number-columns-repeated="6"/>
        </table:table-row>
        <table:table-row table:style-name="ro1">
          <table:table-cell table:formula="of:=ABS((SQRT(SUMXMY2([.C76:.D76];[.C75:.D75]))/[.$H$2]))*[.$I$2]+[.A75]" office:value-type="float" office:value="33.2899491918148" calcext:value-type="float">
            <text:p>33.2899491918148</text:p>
          </table:table-cell>
          <table:table-cell office:value-type="float" office:value="1.5" calcext:value-type="float">
            <text:p>1.5</text:p>
          </table:table-cell>
          <table:table-cell office:value-type="float" office:value="1.6735" calcext:value-type="float">
            <text:p>1.6735</text:p>
          </table:table-cell>
          <table:table-cell office:value-type="float" office:value="1.24908333333333" calcext:value-type="float">
            <text:p>1.24908333333333</text:p>
          </table:table-cell>
          <table:table-cell table:number-columns-repeated="6"/>
        </table:table-row>
        <table:table-row table:style-name="ro1">
          <table:table-cell table:formula="of:=ABS((SQRT(SUMXMY2([.C77:.D77];[.C76:.D76]))/[.$H$2]))*[.$I$2]+[.A76]" office:value-type="float" office:value="33.7228778359633" calcext:value-type="float">
            <text:p>33.7228778359633</text:p>
          </table:table-cell>
          <table:table-cell office:value-type="float" office:value="1.5" calcext:value-type="float">
            <text:p>1.5</text:p>
          </table:table-cell>
          <table:table-cell office:value-type="float" office:value="1.66708333333333" calcext:value-type="float">
            <text:p>1.66708333333333</text:p>
          </table:table-cell>
          <table:table-cell office:value-type="float" office:value="1.21975" calcext:value-type="float">
            <text:p>1.21975</text:p>
          </table:table-cell>
          <table:table-cell table:number-columns-repeated="6"/>
        </table:table-row>
        <table:table-row table:style-name="ro1">
          <table:table-cell table:formula="of:=ABS((SQRT(SUMXMY2([.C78:.D78];[.C77:.D77]))/[.$H$2]))*[.$I$2]+[.A77]" office:value-type="float" office:value="34.1622146530367" calcext:value-type="float">
            <text:p>34.1622146530367</text:p>
          </table:table-cell>
          <table:table-cell office:value-type="float" office:value="1.5" calcext:value-type="float">
            <text:p>1.5</text:p>
          </table:table-cell>
          <table:table-cell office:value-type="float" office:value="1.65883333333333" calcext:value-type="float">
            <text:p>1.65883333333333</text:p>
          </table:table-cell>
          <table:table-cell office:value-type="float" office:value="1.19041666666667" calcext:value-type="float">
            <text:p>1.19041666666667</text:p>
          </table:table-cell>
          <table:table-cell table:number-columns-repeated="6"/>
        </table:table-row>
        <table:table-row table:style-name="ro1">
          <table:table-cell table:formula="of:=ABS((SQRT(SUMXMY2([.C79:.D79];[.C78:.D78]))/[.$H$2]))*[.$I$2]+[.A78]" office:value-type="float" office:value="34.6139019550368" calcext:value-type="float">
            <text:p>34.6139019550368</text:p>
          </table:table-cell>
          <table:table-cell office:value-type="float" office:value="1.5" calcext:value-type="float">
            <text:p>1.5</text:p>
          </table:table-cell>
          <table:table-cell office:value-type="float" office:value="1.64783333333333" calcext:value-type="float">
            <text:p>1.64783333333333</text:p>
          </table:table-cell>
          <table:table-cell office:value-type="float" office:value="1.16108333333333" calcext:value-type="float">
            <text:p>1.16108333333333</text:p>
          </table:table-cell>
          <table:table-cell table:number-columns-repeated="6"/>
        </table:table-row>
        <table:table-row table:style-name="ro1">
          <table:table-cell table:formula="of:=ABS((SQRT(SUMXMY2([.C80:.D80];[.C79:.D79]))/[.$H$2]))*[.$I$2]+[.A79]" office:value-type="float" office:value="35.0867498338307" calcext:value-type="float">
            <text:p>35.0867498338307</text:p>
          </table:table-cell>
          <table:table-cell office:value-type="float" office:value="1.5" calcext:value-type="float">
            <text:p>1.5</text:p>
          </table:table-cell>
          <table:table-cell office:value-type="float" office:value="1.63316666666667" calcext:value-type="float">
            <text:p>1.63316666666667</text:p>
          </table:table-cell>
          <table:table-cell office:value-type="float" office:value="1.13175" calcext:value-type="float">
            <text:p>1.13175</text:p>
          </table:table-cell>
          <table:table-cell table:number-columns-repeated="6"/>
        </table:table-row>
        <table:table-row table:style-name="ro1">
          <table:table-cell table:formula="of:=ABS((SQRT(SUMXMY2([.C81:.D81];[.C80:.D80]))/[.$H$2]))*[.$I$2]+[.A80]" office:value-type="float" office:value="35.585486680358" calcext:value-type="float">
            <text:p>35.585486680358</text:p>
          </table:table-cell>
          <table:table-cell office:value-type="float" office:value="1.5" calcext:value-type="float">
            <text:p>1.5</text:p>
          </table:table-cell>
          <table:table-cell office:value-type="float" office:value="1.61483333333333" calcext:value-type="float">
            <text:p>1.61483333333333</text:p>
          </table:table-cell>
          <table:table-cell office:value-type="float" office:value="1.10241666666667" calcext:value-type="float">
            <text:p>1.10241666666667</text:p>
          </table:table-cell>
          <table:table-cell table:number-columns-repeated="6"/>
        </table:table-row>
        <table:table-row table:style-name="ro1">
          <table:table-cell table:formula="of:=ABS((SQRT(SUMXMY2([.C82:.D82];[.C81:.D81]))/[.$H$2]))*[.$I$2]+[.A81]" office:value-type="float" office:value="36.1063241114287" calcext:value-type="float">
            <text:p>36.1063241114287</text:p>
          </table:table-cell>
          <table:table-cell office:value-type="float" office:value="1.5" calcext:value-type="float">
            <text:p>1.5</text:p>
          </table:table-cell>
          <table:table-cell office:value-type="float" office:value="1.59375" calcext:value-type="float">
            <text:p>1.59375</text:p>
          </table:table-cell>
          <table:table-cell office:value-type="float" office:value="1.07308333333333" calcext:value-type="float">
            <text:p>1.07308333333333</text:p>
          </table:table-cell>
          <table:table-cell table:number-columns-repeated="6"/>
        </table:table-row>
        <table:table-row table:style-name="ro1">
          <table:table-cell table:formula="of:=ABS((SQRT(SUMXMY2([.C83:.D83];[.C82:.D82]))/[.$H$2]))*[.$I$2]+[.A82]" office:value-type="float" office:value="36.6682973999647" calcext:value-type="float">
            <text:p>36.6682973999647</text:p>
          </table:table-cell>
          <table:table-cell office:value-type="float" office:value="1.5" calcext:value-type="float">
            <text:p>1.5</text:p>
          </table:table-cell>
          <table:table-cell office:value-type="float" office:value="1.56808333333333" calcext:value-type="float">
            <text:p>1.56808333333333</text:p>
          </table:table-cell>
          <table:table-cell office:value-type="float" office:value="1.04375" calcext:value-type="float">
            <text:p>1.04375</text:p>
          </table:table-cell>
          <table:table-cell table:number-columns-repeated="6"/>
        </table:table-row>
        <table:table-row table:style-name="ro1">
          <table:table-cell table:formula="of:=ABS((SQRT(SUMXMY2([.C84:.D84];[.C83:.D83]))/[.$H$2]))*[.$I$2]+[.A83]" office:value-type="float" office:value="36.9581578742489" calcext:value-type="float">
            <text:p>36.9581578742489</text:p>
          </table:table-cell>
          <table:table-cell office:value-type="float" office:value="1.5" calcext:value-type="float">
            <text:p>1.5</text:p>
          </table:table-cell>
          <table:table-cell office:value-type="float" office:value="1.55433333333333" calcext:value-type="float">
            <text:p>1.55433333333333</text:p>
          </table:table-cell>
          <table:table-cell office:value-type="float" office:value="1.02908333333333" calcext:value-type="float">
            <text:p>1.02908333333333</text:p>
          </table:table-cell>
          <table:table-cell table:number-columns-repeated="6"/>
        </table:table-row>
        <table:table-row table:style-name="ro1">
          <table:table-cell table:formula="of:=ABS((SQRT(SUMXMY2([.C85:.D85];[.C84:.D84]))/[.$H$2]))*[.$I$2]+[.A84]" office:value-type="float" office:value="37.2572131310024" calcext:value-type="float">
            <text:p>37.2572131310024</text:p>
          </table:table-cell>
          <table:table-cell office:value-type="float" office:value="1.5" calcext:value-type="float">
            <text:p>1.5</text:p>
          </table:table-cell>
          <table:table-cell office:value-type="float" office:value="1.53966666666667" calcext:value-type="float">
            <text:p>1.53966666666667</text:p>
          </table:table-cell>
          <table:table-cell office:value-type="float" office:value="1.01441666666667" calcext:value-type="float">
            <text:p>1.01441666666667</text:p>
          </table:table-cell>
          <table:table-cell table:number-columns-repeated="6"/>
        </table:table-row>
        <table:table-row table:style-name="ro1">
          <table:table-cell table:formula="of:=ABS((SQRT(SUMXMY2([.C86:.D86];[.C85:.D85]))/[.$H$2]))*[.$I$2]+[.A85]" office:value-type="float" office:value="37.5562683877562" calcext:value-type="float">
            <text:p>37.5562683877562</text:p>
          </table:table-cell>
          <table:table-cell office:value-type="float" office:value="1.5" calcext:value-type="float">
            <text:p>1.5</text:p>
          </table:table-cell>
          <table:table-cell office:value-type="float" office:value="1.525" calcext:value-type="float">
            <text:p>1.525</text:p>
          </table:table-cell>
          <table:table-cell office:value-type="float" office:value="0.99975" calcext:value-type="float">
            <text:p>0.99975</text:p>
          </table:table-cell>
          <table:table-cell table:number-columns-repeated="6"/>
        </table:table-row>
        <table:table-row table:style-name="ro1">
          <table:table-cell table:formula="of:=ABS((SQRT(SUMXMY2([.C87:.D87];[.C86:.D86]))/[.$H$2]))*[.$I$2]+[.A86]" office:value-type="float" office:value="37.8461288620404" calcext:value-type="float">
            <text:p>37.8461288620404</text:p>
          </table:table-cell>
          <table:table-cell office:value-type="float" office:value="1.5" calcext:value-type="float">
            <text:p>1.5</text:p>
          </table:table-cell>
          <table:table-cell office:value-type="float" office:value="1.51033333333333" calcext:value-type="float">
            <text:p>1.51033333333333</text:p>
          </table:table-cell>
          <table:table-cell office:value-type="float" office:value="0.986" calcext:value-type="float">
            <text:p>0.986</text:p>
          </table:table-cell>
          <table:table-cell table:number-columns-repeated="6"/>
        </table:table-row>
        <table:table-row table:style-name="ro1">
          <table:table-cell table:formula="of:=ABS((SQRT(SUMXMY2([.C88:.D88];[.C87:.D87]))/[.$H$2]))*[.$I$2]+[.A87]" office:value-type="float" office:value="38.1359893363245" calcext:value-type="float">
            <text:p>38.1359893363245</text:p>
          </table:table-cell>
          <table:table-cell office:value-type="float" office:value="1.5" calcext:value-type="float">
            <text:p>1.5</text:p>
          </table:table-cell>
          <table:table-cell office:value-type="float" office:value="1.49566666666667" calcext:value-type="float">
            <text:p>1.49566666666667</text:p>
          </table:table-cell>
          <table:table-cell office:value-type="float" office:value="0.97225" calcext:value-type="float">
            <text:p>0.97225</text:p>
          </table:table-cell>
          <table:table-cell table:number-columns-repeated="6"/>
        </table:table-row>
        <table:table-row table:style-name="ro1">
          <table:table-cell table:formula="of:=ABS((SQRT(SUMXMY2([.C89:.D89];[.C88:.D88]))/[.$H$2]))*[.$I$2]+[.A88]" office:value-type="float" office:value="38.6979626248606" calcext:value-type="float">
            <text:p>38.6979626248606</text:p>
          </table:table-cell>
          <table:table-cell office:value-type="float" office:value="1.5" calcext:value-type="float">
            <text:p>1.5</text:p>
          </table:table-cell>
          <table:table-cell office:value-type="float" office:value="1.46633333333333" calcext:value-type="float">
            <text:p>1.46633333333333</text:p>
          </table:table-cell>
          <table:table-cell office:value-type="float" office:value="0.946583333333333" calcext:value-type="float">
            <text:p>0.946583333333333</text:p>
          </table:table-cell>
          <table:table-cell table:number-columns-repeated="6"/>
        </table:table-row>
        <table:table-row table:style-name="ro1">
          <table:table-cell table:formula="of:=ABS((SQRT(SUMXMY2([.C90:.D90];[.C89:.D89]))/[.$H$2]))*[.$I$2]+[.A89]" office:value-type="float" office:value="39.2599359133966" calcext:value-type="float">
            <text:p>39.2599359133966</text:p>
          </table:table-cell>
          <table:table-cell office:value-type="float" office:value="1.5" calcext:value-type="float">
            <text:p>1.5</text:p>
          </table:table-cell>
          <table:table-cell office:value-type="float" office:value="1.437" calcext:value-type="float">
            <text:p>1.437</text:p>
          </table:table-cell>
          <table:table-cell office:value-type="float" office:value="0.920916666666667" calcext:value-type="float">
            <text:p>0.920916666666667</text:p>
          </table:table-cell>
          <table:table-cell table:number-columns-repeated="6"/>
        </table:table-row>
        <table:table-row table:style-name="ro1">
          <table:table-cell table:formula="of:=ABS((SQRT(SUMXMY2([.C91:.D91];[.C90:.D90]))/[.$H$2]))*[.$I$2]+[.A90]" office:value-type="float" office:value="39.8219092019326" calcext:value-type="float">
            <text:p>39.8219092019326</text:p>
          </table:table-cell>
          <table:table-cell office:value-type="float" office:value="1.5" calcext:value-type="float">
            <text:p>1.5</text:p>
          </table:table-cell>
          <table:table-cell office:value-type="float" office:value="1.40766666666667" calcext:value-type="float">
            <text:p>1.40766666666667</text:p>
          </table:table-cell>
          <table:table-cell office:value-type="float" office:value="0.89525" calcext:value-type="float">
            <text:p>0.89525</text:p>
          </table:table-cell>
          <table:table-cell table:number-columns-repeated="6"/>
        </table:table-row>
        <table:table-row table:style-name="ro1">
          <table:table-cell table:formula="of:=ABS((SQRT(SUMXMY2([.C92:.D92];[.C91:.D91]))/[.$H$2]))*[.$I$2]+[.A91]" office:value-type="float" office:value="40.3838824904687" calcext:value-type="float">
            <text:p>40.3838824904687</text:p>
          </table:table-cell>
          <table:table-cell office:value-type="float" office:value="1.5" calcext:value-type="float">
            <text:p>1.5</text:p>
          </table:table-cell>
          <table:table-cell office:value-type="float" office:value="1.37833333333333" calcext:value-type="float">
            <text:p>1.37833333333333</text:p>
          </table:table-cell>
          <table:table-cell office:value-type="float" office:value="0.869583333333333" calcext:value-type="float">
            <text:p>0.869583333333333</text:p>
          </table:table-cell>
          <table:table-cell table:number-columns-repeated="6"/>
        </table:table-row>
        <table:table-row table:style-name="ro1">
          <table:table-cell table:formula="of:=ABS((SQRT(SUMXMY2([.C93:.D93];[.C92:.D92]))/[.$H$2]))*[.$I$2]+[.A92]" office:value-type="float" office:value="40.9458557790047" calcext:value-type="float">
            <text:p>40.9458557790047</text:p>
          </table:table-cell>
          <table:table-cell office:value-type="float" office:value="1.5" calcext:value-type="float">
            <text:p>1.5</text:p>
          </table:table-cell>
          <table:table-cell office:value-type="float" office:value="1.349" calcext:value-type="float">
            <text:p>1.349</text:p>
          </table:table-cell>
          <table:table-cell office:value-type="float" office:value="0.843916666666667" calcext:value-type="float">
            <text:p>0.843916666666667</text:p>
          </table:table-cell>
          <table:table-cell table:number-columns-repeated="6"/>
        </table:table-row>
        <table:table-row table:style-name="ro1">
          <table:table-cell table:formula="of:=ABS((SQRT(SUMXMY2([.C94:.D94];[.C93:.D93]))/[.$H$2]))*[.$I$2]+[.A93]" office:value-type="float" office:value="41.5078290675407" calcext:value-type="float">
            <text:p>41.5078290675407</text:p>
          </table:table-cell>
          <table:table-cell office:value-type="float" office:value="1.5" calcext:value-type="float">
            <text:p>1.5</text:p>
          </table:table-cell>
          <table:table-cell office:value-type="float" office:value="1.31966666666667" calcext:value-type="float">
            <text:p>1.31966666666667</text:p>
          </table:table-cell>
          <table:table-cell office:value-type="float" office:value="0.81825" calcext:value-type="float">
            <text:p>0.81825</text:p>
          </table:table-cell>
          <table:table-cell table:number-columns-repeated="6"/>
        </table:table-row>
        <table:table-row table:style-name="ro1">
          <table:table-cell table:formula="of:=ABS((SQRT(SUMXMY2([.C95:.D95];[.C94:.D94]))/[.$H$2]))*[.$I$2]+[.A94]" office:value-type="float" office:value="42.0698023560768" calcext:value-type="float">
            <text:p>42.0698023560768</text:p>
          </table:table-cell>
          <table:table-cell office:value-type="float" office:value="1.5" calcext:value-type="float">
            <text:p>1.5</text:p>
          </table:table-cell>
          <table:table-cell office:value-type="float" office:value="1.29033333333333" calcext:value-type="float">
            <text:p>1.29033333333333</text:p>
          </table:table-cell>
          <table:table-cell office:value-type="float" office:value="0.792583333333333" calcext:value-type="float">
            <text:p>0.792583333333333</text:p>
          </table:table-cell>
          <table:table-cell table:number-columns-repeated="6"/>
        </table:table-row>
        <table:table-row table:style-name="ro1">
          <table:table-cell table:formula="of:=ABS((SQRT(SUMXMY2([.C96:.D96];[.C95:.D95]))/[.$H$2]))*[.$I$2]+[.A95]" office:value-type="float" office:value="42.3596628303609" calcext:value-type="float">
            <text:p>42.3596628303609</text:p>
          </table:table-cell>
          <table:table-cell office:value-type="float" office:value="1.5" calcext:value-type="float">
            <text:p>1.5</text:p>
          </table:table-cell>
          <table:table-cell office:value-type="float" office:value="1.27566666666667" calcext:value-type="float">
            <text:p>1.27566666666667</text:p>
          </table:table-cell>
          <table:table-cell office:value-type="float" office:value="0.778833333333333" calcext:value-type="float">
            <text:p>0.778833333333333</text:p>
          </table:table-cell>
          <table:table-cell table:number-columns-repeated="6"/>
        </table:table-row>
        <table:table-row table:style-name="ro1">
          <table:table-cell table:formula="of:=ABS((SQRT(SUMXMY2([.C97:.D97];[.C96:.D96]))/[.$H$2]))*[.$I$2]+[.A96]" office:value-type="float" office:value="42.9304259175927" calcext:value-type="float">
            <text:p>42.9304259175927</text:p>
          </table:table-cell>
          <table:table-cell office:value-type="float" office:value="1.5" calcext:value-type="float">
            <text:p>1.5</text:p>
          </table:table-cell>
          <table:table-cell office:value-type="float" office:value="1.24633333333333" calcext:value-type="float">
            <text:p>1.24633333333333</text:p>
          </table:table-cell>
          <table:table-cell office:value-type="float" office:value="0.75225" calcext:value-type="float">
            <text:p>0.75225</text:p>
          </table:table-cell>
          <table:table-cell table:number-columns-repeated="6"/>
        </table:table-row>
        <table:table-row table:style-name="ro1">
          <table:table-cell table:formula="of:=ABS((SQRT(SUMXMY2([.C98:.D98];[.C97:.D97]))/[.$H$2]))*[.$I$2]+[.A97]" office:value-type="float" office:value="43.2202863918768" calcext:value-type="float">
            <text:p>43.2202863918768</text:p>
          </table:table-cell>
          <table:table-cell office:value-type="float" office:value="1.5" calcext:value-type="float">
            <text:p>1.5</text:p>
          </table:table-cell>
          <table:table-cell office:value-type="float" office:value="1.23166666666667" calcext:value-type="float">
            <text:p>1.23166666666667</text:p>
          </table:table-cell>
          <table:table-cell office:value-type="float" office:value="0.7385" calcext:value-type="float">
            <text:p>0.7385</text:p>
          </table:table-cell>
          <table:table-cell table:number-columns-repeated="6"/>
        </table:table-row>
        <table:table-row table:style-name="ro1">
          <table:table-cell table:formula="of:=ABS((SQRT(SUMXMY2([.C99:.D99];[.C98:.D98]))/[.$H$2]))*[.$I$2]+[.A98]" office:value-type="float" office:value="43.510146866161" calcext:value-type="float">
            <text:p>43.510146866161</text:p>
          </table:table-cell>
          <table:table-cell office:value-type="float" office:value="1.5" calcext:value-type="float">
            <text:p>1.5</text:p>
          </table:table-cell>
          <table:table-cell office:value-type="float" office:value="1.217" calcext:value-type="float">
            <text:p>1.217</text:p>
          </table:table-cell>
          <table:table-cell office:value-type="float" office:value="0.72475" calcext:value-type="float">
            <text:p>0.72475</text:p>
          </table:table-cell>
          <table:table-cell table:number-columns-repeated="6"/>
        </table:table-row>
        <table:table-row table:style-name="ro1">
          <table:table-cell table:formula="of:=ABS((SQRT(SUMXMY2([.C100:.D100];[.C99:.D99]))/[.$H$2]))*[.$I$2]+[.A99]" office:value-type="float" office:value="43.8000073404452" calcext:value-type="float">
            <text:p>43.8000073404452</text:p>
          </table:table-cell>
          <table:table-cell office:value-type="float" office:value="1.5" calcext:value-type="float">
            <text:p>1.5</text:p>
          </table:table-cell>
          <table:table-cell office:value-type="float" office:value="1.20233333333333" calcext:value-type="float">
            <text:p>1.20233333333333</text:p>
          </table:table-cell>
          <table:table-cell office:value-type="float" office:value="0.711" calcext:value-type="float">
            <text:p>0.711</text:p>
          </table:table-cell>
          <table:table-cell table:number-columns-repeated="6"/>
        </table:table-row>
        <table:table-row table:style-name="ro1">
          <table:table-cell table:formula="of:=ABS((SQRT(SUMXMY2([.C101:.D101];[.C100:.D100]))/[.$H$2]))*[.$I$2]+[.A100]" office:value-type="float" office:value="44.0338310946154" calcext:value-type="float">
            <text:p>44.0338310946154</text:p>
          </table:table-cell>
          <table:table-cell office:value-type="float" office:value="1.5" calcext:value-type="float">
            <text:p>1.5</text:p>
          </table:table-cell>
          <table:table-cell office:value-type="float" office:value="1.19041666666667" calcext:value-type="float">
            <text:p>1.19041666666667</text:p>
          </table:table-cell>
          <table:table-cell office:value-type="float" office:value="0.7" calcext:value-type="float">
            <text:p>0.7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30T14:33:30.336814668</dc:date>
    <meta:editing-duration>PT10M32S</meta:editing-duration>
    <meta:editing-cycles>5</meta:editing-cycles>
    <meta:generator>LibreOffice/7.3.7.2$Linux_X86_64 LibreOffice_project/30$Build-2</meta:generator>
    <meta:document-statistic meta:table-count="1" meta:cell-count="410" meta:object-count="0"/>
  </office:meta>
</office:document-meta>
</file>